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maryJUnitResultFormatter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JUnitResultFormatter.addFailure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yJUnitResultFormatter.startTest( T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yJUnitResultFormatter.startTestSuite( JUnitTest su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mmaryJUnitResultFormatter.setWithOutAndEr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JUnitResultFormatter.Summary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yJUnitResultFormatter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yJUnitResultFormatter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JUnitResultFormatter.addError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mmaryJUnitResultFormatt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JUnitResultFormatter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aryJUnitResultFormatter.endTestSuite( JUnitTest sui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